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1.3833in" style:rel-column-width="10922*"/>
    </style:style>
    <style:style style:name="Table4.F" style:family="table-column">
      <style:table-column-properties style:column-width="1.3833in" style:rel-column-width="1092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4.1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e10cb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e10c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05d3" officeooo:paragraph-rsid="003792e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9035e4" officeooo:paragraph-rsid="006408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e10cb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9035e4" officeooo:paragraph-rsid="00640834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9110a2" officeooo:paragraph-rsid="0064083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0834" officeooo:paragraph-rsid="0064083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normal" officeooo:rsid="00679074" officeooo:paragraph-rsid="0067907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679074" officeooo:paragraph-rsid="00679074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DejaVu Sans Condensed" fo:font-size="12pt" officeooo:rsid="00679074" officeooo:paragraph-rsid="00679074" style:font-size-asian="12pt" style:font-size-complex="12pt"/>
    </style:style>
    <style:style style:name="T1" style:family="text">
      <style:text-properties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1bee6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4083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49ab9" style:font-size-asian="12pt" style:font-weight-asian="bold" style:font-size-complex="12pt" style:font-weight-complex="bold"/>
    </style:style>
    <style:style style:name="T8" style:family="text">
      <style:text-properties officeooo:rsid="0035db3e"/>
    </style:style>
    <style:style style:name="T9" style:family="text">
      <style:text-properties officeooo:rsid="0064083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">1<text:span text:style-name="T8">xx</text:span> - Controls</text:p>
          </table:table-cell>
          <table:table-cell table:style-name="Table4.A1" office:value-type="string">
            <text:p text:style-name="P2">2xx - Ground</text:p>
          </table:table-cell>
          <table:table-cell table:style-name="Table4.C1" office:value-type="string">
            <text:p text:style-name="P2">3xx - Flight</text:p>
          </table:table-cell>
          <table:table-cell table:style-name="Table4.D1" office:value-type="string">
            <text:p text:style-name="P2">4xx - A2A</text:p>
          </table:table-cell>
          <table:table-cell table:style-name="Table4.A1" office:value-type="string">
            <text:p text:style-name="P2">5xx - A2G</text:p>
          </table:table-cell>
          <table:table-cell table:style-name="Table4.F1" office:value-type="string">
            <text:p text:style-name="P2">6xx - Misc</text:p>
          </table:table-cell>
        </table:table-row>
      </table:table>
      <text:p text:style-name="P5"><text:span text:style-name="T6">3</text:span><text:span text:style-name="T1">0</text:span><text:span text:style-name="T7">4</text:span><text:span text:style-name="T2"> - </text:span><text:span text:style-name="T6">Flight</text:span><text:span text:style-name="T3"> - </text:span><text:span text:style-name="T5">Pilot </text:span><text:span text:style-name="T4">AI</text:span></text:p>
      <text:p text:style-name="P3"/>
      <text:p text:style-name="P4">Pilot AI commands<text:span text:style-name="T9"> -- Works in either seat</text:span></text:p>
      <text:list text:style-name="L1">
        <text:list-item>
          <text:p text:style-name="P6">Toggle Pilot AI on/off ... Trim Hat press</text:p>
        </text:list-item>
        <text:list-item>
          <text:p text:style-name="P6">Toggle Pilot AI HUD display on/off ... Shift-Trim Hat press</text:p>
        </text:list-item>
        <text:list-item>
          <text:p text:style-name="P6">Pilot AI hover ... Trim Hat down</text:p>
        </text:list-item>
        <text:list-item>
          <text:p text:style-name="P6">Pilot AI turn to MMS ... Trim Hat up</text:p>
        </text:list-item>
        <text:list-item>
          <text:p text:style-name="P6">Pilot AI slide left/right in hover ... Trim Hat left/right to set speed (to stop, press Trim Hat down to hover)</text:p>
        </text:list-item>
        <text:list-item>
          <text:p text:style-name="P7">Pilot AI altitude up/down ... Shift-Trim Hat up/down</text:p>
          <text:list>
            <text:list-item>
              <text:p text:style-name="P8">Pilot AI use radar alt for setting altitude (fine control in hover)... LAlt-F</text:p>
            </text:list-item>
            <text:list-item>
              <text:p text:style-name="P8">Pilot AI use use baro alt ... LAlt-A</text:p>
            </text:list-item>
          </text:list>
        </text:list-item>
        <text:list-item>
          <text:p text:style-name="P7">Pilot AI turn left/right ... Shift-Trim Hat left/right</text:p>
        </text:list-item>
      </text:list>
      <text:p text:style-name="P9"/>
      <text:p text:style-name="P10">Default key command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Pilot AI toggle on/off</text:p>
          </table:table-cell>
          <table:table-cell table:style-name="Table1.B1" office:value-type="string">
            <text:p text:style-name="P9">LAlt + O</text:p>
          </table:table-cell>
        </table:table-row>
        <table:table-row>
          <table:table-cell table:style-name="Table1.A2" office:value-type="string">
            <text:p text:style-name="P9">Pilot AI HUD on/off</text:p>
          </table:table-cell>
          <table:table-cell table:style-name="Table1.B2" office:value-type="string">
            <text:p text:style-name="P9">LAlt + U</text:p>
          </table:table-cell>
        </table:table-row>
        <table:table-row>
          <table:table-cell table:style-name="Table1.A2" office:value-type="string">
            <text:p text:style-name="P9">Take off</text:p>
          </table:table-cell>
          <table:table-cell table:style-name="Table1.B2" office:value-type="string">
            <text:p text:style-name="P9">LAlt + T</text:p>
          </table:table-cell>
        </table:table-row>
        <table:table-row>
          <table:table-cell table:style-name="Table1.A2" office:value-type="string">
            <text:p text:style-name="P9">Land</text:p>
          </table:table-cell>
          <table:table-cell table:style-name="Table1.B2" office:value-type="string">
            <text:p text:style-name="P9">LAlt + L</text:p>
          </table:table-cell>
        </table:table-row>
        <table:table-row>
          <table:table-cell table:style-name="Table1.A2" office:value-type="string">
            <text:p text:style-name="P9">Baro alt level flight</text:p>
          </table:table-cell>
          <table:table-cell table:style-name="Table1.B2" office:value-type="string">
            <text:p text:style-name="P9">LAlt + A</text:p>
          </table:table-cell>
        </table:table-row>
        <table:table-row>
          <table:table-cell table:style-name="Table1.A2" office:value-type="string">
            <text:p text:style-name="P9">Terrain follow level flight</text:p>
          </table:table-cell>
          <table:table-cell table:style-name="Table1.B2" office:value-type="string">
            <text:p text:style-name="P11">LAlt + F</text:p>
          </table:table-cell>
        </table:table-row>
        <table:table-row>
          <table:table-cell table:style-name="Table1.A2" office:value-type="string">
            <text:p text:style-name="P11">Hover</text:p>
          </table:table-cell>
          <table:table-cell table:style-name="Table1.B2" office:value-type="string">
            <text:p text:style-name="P11">LAlt + H</text:p>
          </table:table-cell>
        </table:table-row>
        <table:table-row>
          <table:table-cell table:style-name="Table1.A2" office:value-type="string">
            <text:p text:style-name="P11">Heading left/right</text:p>
          </table:table-cell>
          <table:table-cell table:style-name="Table1.B2" office:value-type="string">
            <text:p text:style-name="P11">LAlt + Q/E</text:p>
          </table:table-cell>
        </table:table-row>
        <table:table-row>
          <table:table-cell table:style-name="Table1.A2" office:value-type="string">
            <text:p text:style-name="P11">Heading to MMS LOS</text:p>
          </table:table-cell>
          <table:table-cell table:style-name="Table1.B2" office:value-type="string">
            <text:p text:style-name="P11">LAlt + M</text:p>
          </table:table-cell>
        </table:table-row>
        <table:table-row>
          <table:table-cell table:style-name="Table1.A2" office:value-type="string">
            <text:p text:style-name="P11">Increase/decrease altitude</text:p>
          </table:table-cell>
          <table:table-cell table:style-name="Table1.B2" office:value-type="string">
            <text:p text:style-name="P11">LAlt + =/-</text:p>
          </table:table-cell>
        </table:table-row>
        <table:table-row>
          <table:table-cell table:style-name="Table1.A2" office:value-type="string">
            <text:p text:style-name="P11">Hover drift left/right</text:p>
          </table:table-cell>
          <table:table-cell table:style-name="Table1.B2" office:value-type="string">
            <text:p text:style-name="P11">LAlt + left/right arrow keys</text:p>
          </table:table-cell>
        </table:table-row>
        <table:table-row>
          <table:table-cell table:style-name="Table1.A2" office:value-type="string">
            <text:p text:style-name="P11">Increase/decrease speed</text:p>
          </table:table-cell>
          <table:table-cell table:style-name="Table1.B2" office:value-type="string">
            <text:p text:style-name="P11">LAlt + up/down arrow keys</text:p>
          </table:table-cell>
        </table:table-row>
        <table:table-row>
          <table:table-cell table:style-name="Table1.A2" office:value-type="string">
            <text:p text:style-name="P11">Follow flight plan</text:p>
          </table:table-cell>
          <table:table-cell table:style-name="Table1.B2" office:value-type="string">
            <text:p text:style-name="P11">LAlt + /</text:p>
          </table:table-cell>
        </table:table-row>
        <table:table-row>
          <table:table-cell table:style-name="Table1.A2" office:value-type="string">
            <text:p text:style-name="P11">Go to next route point</text:p>
          </table:table-cell>
          <table:table-cell table:style-name="Table1.B2" office:value-type="string">
            <text:p text:style-name="P11">LAlt + 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12T17:49:34.978000000</dc:date>
    <meta:editing-duration>PT12H21M16S</meta:editing-duration>
    <meta:editing-cycles>68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46" meta:word-count="223" meta:character-count="1063" meta:non-whitespace-character-count="895"/>
  </office:meta>
</office:document-meta>
</file>